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3.404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3.41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404cm" fo:break-before="auto" style:use-optimal-row-height="false"/>
    </style:style>
    <style:style style:name="ro8" style:family="table-row">
      <style:table-row-properties style:row-height="1.309cm" fo:break-before="auto" style:use-optimal-row-height="false"/>
    </style:style>
    <style:style style:name="ro9" style:family="table-row">
      <style:table-row-properties style:row-height="0.97cm" fo:break-before="auto" style:use-optimal-row-height="false"/>
    </style:style>
    <style:style style:name="ro10" style:family="table-row">
      <style:table-row-properties style:row-height="0.831cm" fo:break-before="auto" style:use-optimal-row-height="false"/>
    </style:style>
    <style:style style:name="ro11" style:family="table-row">
      <style:table-row-properties style:row-height="0.736cm" fo:break-before="auto" style:use-optimal-row-height="true"/>
    </style:style>
    <style:style style:name="ro12" style:family="table-row">
      <style:table-row-properties style:row-height="1.184cm" fo:break-before="auto" style:use-optimal-row-height="false"/>
    </style:style>
    <style:style style:name="ro13" style:family="table-row">
      <style:table-row-properties style:row-height="1.288cm" fo:break-before="auto" style:use-optimal-row-height="false"/>
    </style:style>
    <style:style style:name="ro14" style:family="table-row">
      <style:table-row-properties style:row-height="1.279cm" fo:break-before="auto" style:use-optimal-row-height="false"/>
    </style:style>
    <style:style style:name="ro15" style:family="table-row">
      <style:table-row-properties style:row-height="0.854cm" fo:break-before="auto" style:use-optimal-row-height="false"/>
    </style:style>
    <style:style style:name="ro16" style:family="table-row">
      <style:table-row-properties style:row-height="1.349cm" fo:break-before="auto" style:use-optimal-row-height="false"/>
    </style:style>
    <style:style style:name="ro17" style:family="table-row">
      <style:table-row-properties style:row-height="1.15cm" fo:break-before="auto" style:use-optimal-row-height="false"/>
    </style:style>
    <style:style style:name="ro18" style:family="table-row">
      <style:table-row-properties style:row-height="1.229cm" fo:break-before="auto" style:use-optimal-row-height="false"/>
    </style:style>
    <style:style style:name="ro19" style:family="table-row">
      <style:table-row-properties style:row-height="1.037cm" fo:break-before="auto" style:use-optimal-row-height="false"/>
    </style:style>
    <style:style style:name="ro20" style:family="table-row">
      <style:table-row-properties style:row-height="1.496cm" fo:break-before="auto" style:use-optimal-row-height="false"/>
    </style:style>
    <style:style style:name="ro21" style:family="table-row">
      <style:table-row-properties style:row-height="1.556cm" fo:break-before="auto" style:use-optimal-row-height="false"/>
    </style:style>
    <style:style style:name="ro22" style:family="table-row">
      <style:table-row-properties style:row-height="1.499cm" fo:break-before="auto" style:use-optimal-row-height="false"/>
    </style:style>
    <style:style style:name="ro23" style:family="table-row">
      <style:table-row-properties style:row-height="2.184cm" fo:break-before="auto" style:use-optimal-row-height="false"/>
    </style:style>
    <style:style style:name="ro24" style:family="table-row">
      <style:table-row-properties style:row-height="1.873cm" fo:break-before="auto" style:use-optimal-row-height="false"/>
    </style:style>
    <style:style style:name="ro25" style:family="table-row">
      <style:table-row-properties style:row-height="1.355cm" fo:break-before="auto" style:use-optimal-row-height="false"/>
    </style:style>
    <style:style style:name="ro26" style:family="table-row">
      <style:table-row-properties style:row-height="1.794cm" fo:break-before="auto" style:use-optimal-row-height="false"/>
    </style:style>
    <style:style style:name="ro27" style:family="table-row">
      <style:table-row-properties style:row-height="3.164cm" fo:break-before="auto" style:use-optimal-row-height="false"/>
    </style:style>
    <style:style style:name="ro28" style:family="table-row">
      <style:table-row-properties style:row-height="4.23cm" fo:break-before="auto" style:use-optimal-row-height="false"/>
    </style:style>
    <style:style style:name="ro29" style:family="table-row">
      <style:table-row-properties style:row-height="2.491cm" fo:break-before="auto" style:use-optimal-row-height="false"/>
    </style:style>
    <style:style style:name="ro30" style:family="table-row">
      <style:table-row-properties style:row-height="1.649cm" fo:break-before="auto" style:use-optimal-row-height="false"/>
    </style:style>
    <style:style style:name="ro31" style:family="table-row">
      <style:table-row-properties style:row-height="1.298cm" fo:break-before="auto" style:use-optimal-row-height="false"/>
    </style:style>
    <style:style style:name="ro32" style:family="table-row">
      <style:table-row-properties style:row-height="1.334cm" fo:break-before="auto" style:use-optimal-row-height="false"/>
    </style:style>
    <style:style style:name="ro33" style:family="table-row">
      <style:table-row-properties style:row-height="1.588cm" fo:break-before="auto" style:use-optimal-row-height="false"/>
    </style:style>
    <style:style style:name="ro34" style:family="table-row">
      <style:table-row-properties style:row-height="2.023cm" fo:break-before="auto" style:use-optimal-row-height="false"/>
    </style:style>
    <style:style style:name="ro35" style:family="table-row">
      <style:table-row-properties style:row-height="1.944cm" fo:break-before="auto" style:use-optimal-row-height="false"/>
    </style:style>
    <style:style style:name="ro36" style:family="table-row">
      <style:table-row-properties style:row-height="1.676cm" fo:break-before="auto" style:use-optimal-row-height="false"/>
    </style:style>
    <style:style style:name="ro37" style:family="table-row">
      <style:table-row-properties style:row-height="1.942cm" fo:break-before="auto" style:use-optimal-row-height="false"/>
    </style:style>
    <style:style style:name="ro38" style:family="table-row">
      <style:table-row-properties style:row-height="3.131cm" fo:break-before="auto" style:use-optimal-row-height="false"/>
    </style:style>
    <style:style style:name="ro39" style:family="table-row">
      <style:table-row-properties style:row-height="1.686cm" fo:break-before="auto" style:use-optimal-row-height="false"/>
    </style:style>
    <style:style style:name="ro40" style:family="table-row">
      <style:table-row-properties style:row-height="1.785cm" fo:break-before="auto" style:use-optimal-row-height="false"/>
    </style:style>
    <style:style style:name="ro41" style:family="table-row">
      <style:table-row-properties style:row-height="1.372cm" fo:break-before="auto" style:use-optimal-row-height="false"/>
    </style:style>
    <style:style style:name="ro42" style:family="table-row">
      <style:table-row-properties style:row-height="1.342cm" fo:break-before="auto" style:use-optimal-row-height="false"/>
    </style:style>
    <style:style style:name="ro43" style:family="table-row">
      <style:table-row-properties style:row-height="1.72cm" fo:break-before="auto" style:use-optimal-row-height="false"/>
    </style:style>
    <style:style style:name="ro44" style:family="table-row">
      <style:table-row-properties style:row-height="2.425cm" fo:break-before="auto" style:use-optimal-row-height="false"/>
    </style:style>
    <style:style style:name="ro45" style:family="table-row">
      <style:table-row-properties style:row-height="3.572cm" fo:break-before="auto" style:use-optimal-row-height="false"/>
    </style:style>
    <style:style style:name="ro46" style:family="table-row">
      <style:table-row-properties style:row-height="1.201cm" fo:break-before="auto" style:use-optimal-row-height="false"/>
    </style:style>
    <style:style style:name="ro47" style:family="table-row">
      <style:table-row-properties style:row-height="2.064cm" fo:break-before="auto" style:use-optimal-row-height="false"/>
    </style:style>
    <style:style style:name="ro48" style:family="table-row">
      <style:table-row-properties style:row-height="1.434cm" fo:break-before="auto" style:use-optimal-row-height="false"/>
    </style:style>
    <style:style style:name="ro49" style:family="table-row">
      <style:table-row-properties style:row-height="1.03cm" fo:break-before="auto" style:use-optimal-row-height="false"/>
    </style:style>
    <style:style style:name="ro50" style:family="table-row">
      <style:table-row-properties style:row-height="1.312cm" fo:break-before="auto" style:use-optimal-row-height="false"/>
    </style:style>
    <style:style style:name="ro51" style:family="table-row">
      <style:table-row-properties style:row-height="1.464cm" fo:break-before="auto" style:use-optimal-row-height="false"/>
    </style:style>
    <style:style style:name="ro52" style:family="table-row">
      <style:table-row-properties style:row-height="1.281cm" fo:break-before="auto" style:use-optimal-row-height="false"/>
    </style:style>
    <style:style style:name="ro53" style:family="table-row">
      <style:table-row-properties style:row-height="1.554cm" fo:break-before="auto" style:use-optimal-row-height="false"/>
    </style:style>
    <style:style style:name="ro54" style:family="table-row">
      <style:table-row-properties style:row-height="0.452cm" fo:break-before="auto" style:use-optimal-row-height="false"/>
    </style:style>
    <style:style style:name="ro55" style:family="table-row">
      <style:table-row-properties style:row-height="1.316cm" fo:break-before="auto" style:use-optimal-row-height="false"/>
    </style:style>
    <style:style style:name="ro56" style:family="table-row">
      <style:table-row-properties style:row-height="2.457cm" fo:break-before="auto" style:use-optimal-row-height="false"/>
    </style:style>
    <style:style style:name="ro57" style:family="table-row">
      <style:table-row-properties style:row-height="0.931cm" fo:break-before="auto" style:use-optimal-row-height="false"/>
    </style:style>
    <style:style style:name="ro58" style:family="table-row">
      <style:table-row-properties style:row-height="1.323cm" fo:break-before="auto" style:use-optimal-row-height="false"/>
    </style:style>
    <style:style style:name="ro59" style:family="table-row">
      <style:table-row-properties style:row-height="1.369cm" fo:break-before="auto" style:use-optimal-row-height="false"/>
    </style:style>
    <style:style style:name="ro60" style:family="table-row">
      <style:table-row-properties style:row-height="1.626cm" fo:break-before="auto" style:use-optimal-row-height="false"/>
    </style:style>
    <style:style style:name="ro61" style:family="table-row">
      <style:table-row-properties style:row-height="1.388cm" fo:break-before="auto" style:use-optimal-row-height="false"/>
    </style:style>
    <style:style style:name="ro62" style:family="table-row">
      <style:table-row-properties style:row-height="1.191cm" fo:break-before="auto" style:use-optimal-row-height="false"/>
    </style:style>
    <style:style style:name="ro63" style:family="table-row">
      <style:table-row-properties style:row-height="1.429cm" fo:break-before="auto" style:use-optimal-row-height="false"/>
    </style:style>
    <style:style style:name="ro64" style:family="table-row">
      <style:table-row-properties style:row-height="1.706cm" fo:break-before="auto" style:use-optimal-row-height="false"/>
    </style:style>
    <style:style style:name="ro65" style:family="table-row">
      <style:table-row-properties style:row-height="1.032cm" fo:break-before="auto" style:use-optimal-row-height="false"/>
    </style:style>
    <style:style style:name="ro66" style:family="table-row">
      <style:table-row-properties style:row-height="1.526cm" fo:break-before="auto" style:use-optimal-row-height="false"/>
    </style:style>
    <style:style style:name="ro67" style:family="table-row">
      <style:table-row-properties style:row-height="1.406cm" fo:break-before="auto" style:use-optimal-row-height="false"/>
    </style:style>
    <style:style style:name="ro68" style:family="table-row">
      <style:table-row-properties style:row-height="1.217cm" fo:break-before="auto" style:use-optimal-row-height="false"/>
    </style:style>
    <style:style style:name="ro69" style:family="table-row">
      <style:table-row-properties style:row-height="1.658cm" fo:break-before="auto" style:use-optimal-row-height="false"/>
    </style:style>
    <style:style style:name="ro70" style:family="table-row">
      <style:table-row-properties style:row-height="2.29cm" fo:break-before="auto" style:use-optimal-row-height="false"/>
    </style:style>
    <style:style style:name="ro71" style:family="table-row">
      <style:table-row-properties style:row-height="2.02cm" fo:break-before="auto" style:use-optimal-row-height="false"/>
    </style:style>
    <style:style style:name="ro72" style:family="table-row">
      <style:table-row-properties style:row-height="1.547cm" fo:break-before="auto" style:use-optimal-row-height="false"/>
    </style:style>
    <style:style style:name="ro73" style:family="table-row">
      <style:table-row-properties style:row-height="1.623cm" fo:break-before="auto" style:use-optimal-row-height="false"/>
    </style:style>
    <style:style style:name="ro74" style:family="table-row">
      <style:table-row-properties style:row-height="1.261cm" fo:break-before="auto" style:use-optimal-row-height="false"/>
    </style:style>
    <style:style style:name="ro75" style:family="table-row">
      <style:table-row-properties style:row-height="0.937cm" fo:break-before="auto" style:use-optimal-row-height="false"/>
    </style:style>
    <style:style style:name="ro76" style:family="table-row">
      <style:table-row-properties style:row-height="0.829cm" fo:break-before="auto" style:use-optimal-row-height="false"/>
    </style:style>
    <style:style style:name="ro77" style:family="table-row">
      <style:table-row-properties style:row-height="0.736cm" fo:break-before="auto" style:use-optimal-row-height="false"/>
    </style:style>
    <style:style style:name="ro78" style:family="table-row">
      <style:table-row-properties style:row-height="0.841cm" fo:break-before="auto" style:use-optimal-row-height="false"/>
    </style:style>
    <style:style style:name="ro79" style:family="table-row">
      <style:table-row-properties style:row-height="0.596cm" fo:break-before="auto" style:use-optimal-row-height="false"/>
    </style:style>
    <style:style style:name="ro80" style:family="table-row">
      <style:table-row-properties style:row-height="0.771cm" fo:break-before="auto" style:use-optimal-row-height="false"/>
    </style:style>
    <style:style style:name="ro81" style:family="table-row">
      <style:table-row-properties style:row-height="0.714cm" fo:break-before="auto" style:use-optimal-row-height="false"/>
    </style:style>
    <style:style style:name="ro82" style:family="table-row">
      <style:table-row-properties style:row-height="1.235cm" fo:break-before="auto" style:use-optimal-row-height="false"/>
    </style:style>
    <style:style style:name="ro83" style:family="table-row">
      <style:table-row-properties style:row-height="0.912cm" fo:break-before="auto" style:use-optimal-row-height="false"/>
    </style:style>
    <style:style style:name="ro84" style:family="table-row">
      <style:table-row-properties style:row-height="0.873cm" fo:break-before="auto" style:use-optimal-row-height="false"/>
    </style:style>
    <style:style style:name="ro85" style:family="table-row">
      <style:table-row-properties style:row-height="0.794cm" fo:break-before="auto" style:use-optimal-row-height="false"/>
    </style:style>
    <style:style style:name="ro86" style:family="table-row">
      <style:table-row-properties style:row-height="0.833cm" fo:break-before="auto" style:use-optimal-row-height="false"/>
    </style:style>
    <style:style style:name="ro87" style:family="table-row">
      <style:table-row-properties style:row-height="0.674cm" fo:break-before="auto" style:use-optimal-row-height="false"/>
    </style:style>
    <style:style style:name="ro88" style:family="table-row">
      <style:table-row-properties style:row-height="0.635cm" fo:break-before="auto" style:use-optimal-row-height="false"/>
    </style:style>
    <style:style style:name="ro89" style:family="table-row">
      <style:table-row-properties style:row-height="0.594cm" fo:break-before="auto" style:use-optimal-row-height="false"/>
    </style:style>
    <style:style style:name="ro90" style:family="table-row">
      <style:table-row-properties style:row-height="0.556cm" fo:break-before="auto" style:use-optimal-row-height="false"/>
    </style:style>
    <style:style style:name="ro91" style:family="table-row">
      <style:table-row-properties style:row-height="0.792cm" fo:break-before="auto" style:use-optimal-row-height="false"/>
    </style:style>
    <style:style style:name="ro92" style:family="table-row">
      <style:table-row-properties style:row-height="0.744cm" fo:break-before="auto" style:use-optimal-row-height="false"/>
    </style:style>
    <style:style style:name="ro93" style:family="table-row">
      <style:table-row-properties style:row-height="1.889cm" fo:break-before="auto" style:use-optimal-row-height="false"/>
    </style:style>
    <style:style style:name="ro94" style:family="table-row">
      <style:table-row-properties style:row-height="0.654cm" fo:break-before="auto" style:use-optimal-row-height="false"/>
    </style:style>
    <style:style style:name="ro95" style:family="table-row">
      <style:table-row-properties style:row-height="0.751cm" fo:break-before="auto" style:use-optimal-row-height="false"/>
    </style:style>
    <style:style style:name="ro96" style:family="table-row">
      <style:table-row-properties style:row-height="0.85cm" fo:break-before="auto" style:use-optimal-row-height="false"/>
    </style:style>
    <style:style style:name="ro97" style:family="table-row">
      <style:table-row-properties style:row-height="1.395cm" fo:break-before="auto" style:use-optimal-row-height="false"/>
    </style:style>
    <style:style style:name="ro98" style:family="table-row">
      <style:table-row-properties style:row-height="1.009cm" fo:break-before="auto" style:use-optimal-row-height="false"/>
    </style:style>
    <style:style style:name="ro99" style:family="table-row">
      <style:table-row-properties style:row-height="1.087cm" fo:break-before="auto" style:use-optimal-row-height="false"/>
    </style:style>
    <style:style style:name="ro100" style:family="table-row">
      <style:table-row-properties style:row-height="0.949cm" fo:break-before="auto" style:use-optimal-row-height="false"/>
    </style:style>
    <style:style style:name="ro101" style:family="table-row">
      <style:table-row-properties style:row-height="0.529cm" fo:break-before="auto" style:use-optimal-row-height="false"/>
    </style:style>
    <style:style style:name="ro102" style:family="table-row">
      <style:table-row-properties style:row-height="0.552cm" fo:break-before="auto" style:use-optimal-row-height="true"/>
    </style:style>
    <style:style style:name="ro103" style:family="table-row">
      <style:table-row-properties style:row-height="0.436cm" fo:break-before="auto" style:use-optimal-row-height="false"/>
    </style:style>
    <style:style style:name="ro104" style:family="table-row">
      <style:table-row-properties style:row-height="0.529cm" fo:break-before="auto" style:use-optimal-row-height="true"/>
    </style:style>
    <style:style style:name="ro105" style:family="table-row">
      <style:table-row-properties style:row-height="0.533cm" fo:break-before="auto" style:use-optimal-row-height="false"/>
    </style:style>
    <style:style style:name="ro106" style:family="table-row">
      <style:table-row-properties style:row-height="1.723cm" fo:break-before="auto" style:use-optimal-row-height="false"/>
    </style:style>
    <style:style style:name="ro107" style:family="table-row">
      <style:table-row-properties style:row-height="0.605cm" fo:break-before="auto" style:use-optimal-row-height="false"/>
    </style:style>
    <style:style style:name="ro108" style:family="table-row">
      <style:table-row-properties style:row-height="1.718cm" fo:break-before="auto" style:use-optimal-row-height="false"/>
    </style:style>
    <style:style style:name="ro109" style:family="table-row">
      <style:table-row-properties style:row-height="0.944cm" fo:break-before="auto" style:use-optimal-row-height="false"/>
    </style:style>
    <style:style style:name="ro110" style:family="table-row">
      <style:table-row-properties style:row-height="1.259cm" fo:break-before="auto" style:use-optimal-row-height="false"/>
    </style:style>
    <style:style style:name="ro111" style:family="table-row">
      <style:table-row-properties style:row-height="0.947cm" fo:break-before="auto" style:use-optimal-row-height="true"/>
    </style:style>
    <style:style style:name="ro112" style:family="table-row">
      <style:table-row-properties style:row-height="2.605cm" fo:break-before="auto" style:use-optimal-row-height="false"/>
    </style:style>
    <style:style style:name="ro113" style:family="table-row">
      <style:table-row-properties style:row-height="4.001cm" fo:break-before="auto" style:use-optimal-row-height="true"/>
    </style:style>
    <style:style style:name="ro11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4" style:family="table-cell" style:parent-style-name="Default">
      <style:table-cell-properties fo:background-color="transparent" fo:border="0.06pt solid #000000"/>
    </style:style>
    <style:style style:name="ce222" style:family="table-cell" style:parent-style-name="Default">
      <style:table-cell-properties fo:background-color="#ffffff" fo:wrap-option="wrap"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9" style:family="table-cell" style:parent-style-name="Default" style:data-style-name="N100">
      <style:table-cell-properties fo:background-color="#ffffff" fo:wrap-option="wrap" fo:border="0.06pt solid #000000"/>
      <style:text-properties fo:color="#ce181e"/>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1" style:family="table-cell" style:parent-style-name="Default" style:data-style-name="N100">
      <style:table-cell-properties fo:background-color="#fff9ae" fo:wrap-option="wrap" fo:border="0.06pt solid #000000"/>
      <style:text-properties fo:color="#000000"/>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1" style:family="table-cell" style:parent-style-name="Default">
      <style:table-cell-properties fo:background-color="transparent" fo:wrap-option="wrap"/>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4" style:family="table-cell" style:parent-style-name="Default">
      <style:table-cell-properties fo:background-color="transparent" fo:wrap-option="wrap"/>
      <style:text-properties style:font-name="Liberation Serif" style:font-name-asian="DejaVu Sans" style:font-name-complex="Noto Sans Arabic"/>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data-style-name="N100">
      <style:table-cell-properties fo:wrap-option="wrap" fo:border="0.06pt solid #000000"/>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26" style:family="table-cell" style:parent-style-name="Default">
      <style:table-cell-properties fo:background-color="#e0efd4" fo:wrap-option="wrap" fo:border="0.06pt solid #000000"/>
    </style:style>
    <style:style style:name="ce306" style:family="table-cell" style:parent-style-name="Default" style:data-style-name="N100">
      <style:table-cell-properties fo:background-color="#e0efd4" fo:wrap-option="wrap" fo:border="0.06pt solid #000000"/>
    </style:style>
    <style:style style:name="ce333" style:family="table-cell" style:parent-style-name="Default" style:data-style-name="N37">
      <style:table-cell-properties fo:background-color="#c2e0ae" fo:border="0.06pt solid #000000"/>
    </style:style>
    <style:style style:name="ce98" style:family="table-cell" style:parent-style-name="Default">
      <style:table-cell-properties fo:background-color="#e0efd4" fo:wrap-option="wrap" fo:border="0.06pt solid #000000"/>
      <style:text-properties style:font-name="Liberation Serif" style:font-name-asian="DejaVu Sans" style:font-name-complex="Noto Sans Arabic"/>
    </style:style>
    <style:style style:name="ce109"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26" style:family="table-cell" style:parent-style-name="Default">
      <style:table-cell-properties fo:background-color="#e0efd4" fo:wrap-option="wrap"/>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234"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239" style:family="table-cell" style:parent-style-name="Default">
      <style:table-cell-properties style:text-align-source="fix" style:repeat-content="false"/>
      <style:paragraph-properties fo:text-align="center" fo:margin-left="0cm"/>
    </style:style>
    <style:style style:name="ce241"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243" style:family="table-cell" style:parent-style-name="Default">
      <style:table-cell-properties style:text-align-source="fix" style:repeat-content="false" fo:background-color="transparent"/>
      <style:paragraph-properties fo:text-align="center" fo:margin-left="0cm"/>
    </style:style>
    <style:style style:name="ce244" style:family="table-cell" style:parent-style-name="Default">
      <style:table-cell-properties style:text-align-source="fix" style:repeat-content="false" fo:background-color="transparent" style:vertical-align="middle"/>
      <style:paragraph-properties fo:text-align="center" fo:margin-left="0cm"/>
    </style:style>
    <style:style style:name="ce245" style:family="table-cell" style:parent-style-name="Default">
      <style:table-cell-properties fo:background-color="#ffffff" style:text-align-source="fix" style:repeat-content="false"/>
      <style:paragraph-properties fo:text-align="center" fo:margin-left="0cm"/>
    </style:style>
    <style:style style:name="ce33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349" style:family="table-cell" style:parent-style-name="Default">
      <style:table-cell-properties fo:background-color="#c2e0ae" style:text-align-source="fix" style:repeat-content="false" fo:wrap-option="wrap" style:vertical-align="middle"/>
      <style:paragraph-properties fo:text-align="center"/>
      <style:text-properties style:font-name="Arial1" style:font-name-asian="DejaVu Sans" style:font-name-complex="Noto Sans Arabic"/>
    </style:style>
    <style:style style:name="ce358" style:family="table-cell" style:parent-style-name="Default">
      <style:table-cell-properties fo:background-color="#c2e0ae" style:text-align-source="fix" style:repeat-content="false"/>
      <style:paragraph-properties fo:text-align="center" fo:margin-left="0cm"/>
    </style:style>
    <style:style style:name="ce361" style:family="table-cell" style:parent-style-name="Default">
      <style:table-cell-properties fo:background-color="#ffffff"/>
    </style:style>
    <style:style style:name="ce362" style:family="table-cell" style:parent-style-name="Default">
      <style:table-cell-properties fo:background-color="#ffffff"/>
      <style:text-properties style:font-name="Arial1" style:font-name-asian="DejaVu Sans" style:font-name-complex="Noto Sans Arabic"/>
    </style:style>
    <style:style style:name="ce363" style:family="table-cell" style:parent-style-name="Default">
      <style:table-cell-properties fo:background-color="#c2e0ae" fo:wrap-option="wrap"/>
      <style:text-properties style:font-name="Liberation Serif" style:font-name-asian="DejaVu Sans" style:font-name-complex="Noto Sans Arabic"/>
    </style:style>
    <style:style style:name="ce370"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02" style:family="table-cell" style:parent-style-name="Default">
      <style:table-cell-properties fo:background-color="#c2e0ae" style:text-align-source="fix" style:repeat-content="false" style:vertical-align="middle"/>
      <style:paragraph-properties fo:text-align="center"/>
    </style:style>
    <style:style style:name="ce378"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11"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393"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34"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400" style:family="table-cell" style:parent-style-name="Default" style:data-style-name="N100">
      <style:table-cell-properties fo:background-color="#dddddd" style:text-align-source="fix" style:repeat-content="false"/>
      <style:paragraph-properties fo:text-align="center" fo:margin-left="0cm"/>
    </style:style>
    <style:style style:name="ce401"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8" style:family="table-cell" style:parent-style-name="Default">
      <style:table-cell-properties fo:background-color="transparent"/>
      <style:text-properties style:font-name="Liberation Serif" style:font-name-asian="DejaVu Sans" style:font-name-complex="Noto Sans Arabic"/>
    </style:style>
    <style:style style:name="ce396" style:family="table-cell" style:parent-style-name="Default">
      <style:table-cell-properties fo:background-color="#007ffe"/>
    </style:style>
    <style:style style:name="ce409" style:family="table-cell" style:parent-style-name="Default">
      <style:table-cell-properties fo:background-color="#f37b70"/>
    </style:style>
    <style:style style:name="ce410"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Noto Sans Arabic" style:font-name="Liberation Serif"/>
    </style:style>
    <style:style style:name="T9" style:family="text">
      <style:text-properties style:text-overline-style="none" style:text-overline-color="font-color" style:font-name="Liberation Serif"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fo:font-size="10pt"/>
    </style:style>
    <style:style style:name="T10" style:family="text">
      <style:text-properties style:text-overline-style="none" style:text-overline-color="font-color"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style:font-name="Arial" style:font-name-asian="SimSun" style:font-name-complex="Lucida Sans"/>
    </style:style>
    <style:style style:name="T11"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12"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asian="AndaleMono" style:font-name-complex="AndaleMono" style:font-size-asian="12pt" style:font-size-complex="12pt"/>
    </style:style>
    <style:style style:name="T14"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5"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table-cell office:value-type="string" calcext:value-type="string">
            <text:p>todo hal/arxiv version with correct citation, doi, editor version [archive.org?]</text:p>
          </table:table-cell>
          <table:table-cell table:number-columns-repeated="4"/>
          <table:table-cell office:value-type="string" calcext:value-type="string">
            <text:p>TODO multiple ids for merged</text:p>
          </table:table-cell>
          <table:table-cell table:number-columns-repeated="16372"/>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Default"/>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Default"/>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5">
          <table:table-cell table:style-name="ce219" table:number-columns-repeated="2"/>
          <table:table-cell table:style-name="Default"/>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Default"/>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20" table:number-columns-repeated="2"/>
          <table:table-cell table:style-name="Default"/>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Default"/>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0" table:number-columns-repeated="2"/>
          <table:table-cell table:style-name="Default"/>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Default"/>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Default"/>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9">
          <table:table-cell table:style-name="ce219" table:number-columns-repeated="2"/>
          <table:table-cell table:style-name="Default"/>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10">
          <table:table-cell table:style-name="ce219" table:number-columns-repeated="2"/>
          <table:table-cell table:style-name="Default"/>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0">
          <table:table-cell table:style-name="ce220" table:number-columns-repeated="2"/>
          <table:table-cell table:style-name="Default"/>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Default"/>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6">
          <table:table-cell table:style-name="ce219" table:number-columns-repeated="2"/>
          <table:table-cell table:style-name="Default"/>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7">
          <table:table-cell table:style-name="ce220" table:number-columns-repeated="2"/>
          <table:table-cell table:style-name="Default"/>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Default"/>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Default"/>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1">
          <table:table-cell table:style-name="ce220" table:number-columns-repeated="2"/>
          <table:table-cell table:style-name="Default"/>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5">
          <table:table-cell table:style-name="ce221"/>
          <table:table-cell table:style-name="ce221" office:value-type="string" calcext:value-type="string">
            <text:p>Submitted 10/09/2019 ; refused 16/11/2019</text:p>
          </table:table-cell>
          <table:table-cell table:style-name="Default"/>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2">
          <table:table-cell table:style-name="ce220"/>
          <table:table-cell table:style-name="ce220" office:value-type="string" calcext:value-type="string">
            <text:p>Submitted 25/05/2018 ; rejected 27/06/2018</text:p>
          </table:table-cell>
          <table:table-cell table:style-name="Default"/>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3">
          <table:table-cell table:style-name="ce219"/>
          <table:table-cell table:style-name="ce219" office:value-type="string" calcext:value-type="string">
            <text:p>Submitted 30/03/2018 ; rejected 07/05/2018</text:p>
          </table:table-cell>
          <table:table-cell table:style-name="Default"/>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10">
          <table:table-cell table:style-name="ce220" table:number-columns-repeated="2"/>
          <table:table-cell table:style-name="Default"/>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4">
          <table:table-cell table:style-name="ce219" table:number-columns-repeated="2"/>
          <table:table-cell table:style-name="Default"/>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5">
          <table:table-cell table:style-name="ce219"/>
          <table:table-cell table:style-name="ce219" office:value-type="string" calcext:value-type="string">
            <text:p>Accepted 06/11/2017 ; Withdrawn 25/11/2017 ; abstract 13/03/2020 </text:p>
          </table:table-cell>
          <table:table-cell table:style-name="Default"/>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6">
          <table:table-cell table:style-name="ce220" table:number-columns-repeated="2"/>
          <table:table-cell table:style-name="Default"/>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7">
          <table:table-cell table:style-name="ce220" table:number-columns-repeated="2"/>
          <table:table-cell table:style-name="Default"/>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8">
          <table:table-cell table:style-name="ce224"/>
          <table:table-cell table:style-name="ce221" office:value-type="string" calcext:value-type="string">
            <text:p>Submitted 31/01/2021 ; extended abstract accepted 11/03/2021 ; abstract withdrawn 20/05/2021</text:p>
          </table:table-cell>
          <table:table-cell table:style-name="Default"/>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Default"/>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Default"/>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20">
          <table:table-cell table:style-name="ce222"/>
          <table:table-cell table:style-name="ce232" office:value-type="string" calcext:value-type="string">
            <text:p>Submitted 25/07/2018 ; abstract accepted 10/09/2018 ; revised 05/11/2018 ; cancelled 28/05/2019</text:p>
          </table:table-cell>
          <table:table-cell table:style-name="Default"/>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4">
          <table:table-cell table:style-name="ce219" table:number-columns-repeated="2"/>
          <table:table-cell table:style-name="Default"/>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Default"/>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1">
          <table:table-cell table:style-name="ce221"/>
          <table:table-cell table:style-name="ce221" office:value-type="string" calcext:value-type="string">
            <text:p>Submitted 30/04/2020 ; rejected 01/06/2020</text:p>
          </table:table-cell>
          <table:table-cell table:style-name="Default"/>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2">
          <table:table-cell table:style-name="ce219" table:number-columns-repeated="2"/>
          <table:table-cell table:style-name="Default"/>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19" table:number-columns-repeated="2"/>
          <table:table-cell table:style-name="Default"/>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Default"/>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6">
          <table:table-cell table:style-name="ce225" table:number-columns-repeated="2"/>
          <table:table-cell table:style-name="Default"/>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10">
          <table:table-cell table:style-name="ce219" table:number-columns-repeated="2"/>
          <table:table-cell table:style-name="Default"/>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23">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Default"/>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June 2026</text:p>
          </table:table-cell>
          <table:table-cell table:style-name="ce262" office:value-type="string" calcext:value-type="string">
            <text:p>An agent-based model of stakeholder dynamics in suburban densification</text:p>
          </table:table-cell>
          <table:table-cell table:style-name="ce221" office:value-type="string" calcext:value-type="string">
            <text:p>Raimbault J., Perret J., Götze V.</text:p>
          </table:table-cell>
          <table:table-cell table:style-name="ce291" office:value-type="string" calcext:value-type="string">
            <text:p>JASS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14">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Ma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23">
          <table:table-cell table:style-name="ce221" table:number-columns-repeated="2"/>
          <table:table-cell table:style-name="ce246" office:value-type="string" calcext:value-type="string">
            <text:p>April 2026</text:p>
          </table:table-cell>
          <table:table-cell table:style-name="ce262" office:value-type="string" calcext:value-type="string">
            <text:p>A collaborative open source annotator application to crowdsource ground-truth datasets for geospatial vector matching</text:p>
          </table:table-cell>
          <table:table-cell table:style-name="ce221" office:value-type="string" calcext:value-type="string">
            <text:p>Perret J., Raimbault J., Olteanu-Raimond A.-M.</text:p>
          </table:table-cell>
          <table:table-cell table:style-name="ce291" office:value-type="string" calcext:value-type="string">
            <text:p>Transactions in G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April 2026</text:p>
          </table:table-cell>
          <table:table-cell table:style-name="ce262" office:value-type="string" calcext:value-type="string">
            <text:p>A multi-modelling algorithm for matching geospatial vector data</text:p>
          </table:table-cell>
          <table:table-cell table:style-name="ce221" office:value-type="string" calcext:value-type="string">
            <text:p>Raimbault J., Guardiola P., Perret J., Olteanu-Raimond A.-M.</text:p>
          </table:table-cell>
          <table:table-cell table:style-name="ce291" office:value-type="string" calcext:value-type="string">
            <text:p>IJG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4">
          <table:table-cell table:style-name="ce221"/>
          <table:table-cell table:style-name="ce221" office:value-type="string" calcext:value-type="string">
            <text:p>Extended abstract submitted 17/11/2025 ; rep delayed 17/12 ; accepted conditionnal to full paper 04/01/2026</text:p>
          </table:table-cell>
          <table:table-cell table:style-name="ce246" office:value-type="string" calcext:value-type="string">
            <text:p>March 2026</text:p>
          </table:table-cell>
          <table:table-cell table:style-name="ce262" office:value-type="string" calcext:value-type="string">
            <text:p>From Orthophotos to Building Footprints Changes over a decade: Model Inference-Based Approach for Urban Densification Analysis in Iasi, Romania</text:p>
          </table:table-cell>
          <table:table-cell table:style-name="ce221" office:value-type="string" calcext:value-type="string">
            <text:p>Crenganis L.-M., Loghin A.-M., Stoian C., Olteanu-Raimond A.-M., Le Bris A., Raimbault J., Perret J., Bucher B., Gonthier N.</text:p>
          </table:table-cell>
          <table:table-cell table:style-name="ce354" office:value-type="string" calcext:value-type="string">
            <text:p>XXV ISPRS Congress</text:p>
          </table:table-cell>
          <table:table-cell table:style-name="ce221" table:number-columns-repeated="4"/>
          <table:table-cell table:style-name="ce221" office:value-type="string" calcext:value-type="string">
            <text:p>Proceedings</text:p>
          </table:table-cell>
          <table:table-cell table:style-name="ce303"/>
          <table:table-cell table:style-name="ce221" table:number-columns-repeated="4"/>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February 2026</text:p>
          </table:table-cell>
          <table:table-cell table:style-name="ce262" office:value-type="string" calcext:value-type="string">
            <text:p>Plot-based quantification and simulation of suburban densification</text:p>
          </table:table-cell>
          <table:table-cell table:style-name="ce221" office:value-type="string" calcext:value-type="string">
            <text:p>Colomb M., Raimbault J., Perret J.</text:p>
          </table:table-cell>
          <table:table-cell table:style-name="ce291" office:value-type="string" calcext:value-type="string">
            <text:p>Geographical Analysis</text:p>
          </table:table-cell>
          <table:table-cell table:style-name="ce221" table:number-columns-repeated="4"/>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7">
          <table:table-cell table:style-name="ce222" table:number-columns-repeated="2"/>
          <table:table-cell table:style-name="ce249" office:value-type="string" calcext:value-type="string">
            <text:p>February 2026</text:p>
          </table:table-cell>
          <table:table-cell table:style-name="ce222" office:value-type="string" calcext:value-type="string">
            <text:p>A spatial statistics analysis of residential densification drivers across France, Germany and England</text:p>
          </table:table-cell>
          <table:table-cell table:style-name="ce222" office:value-type="string" calcext:value-type="string">
            <text:p>Götze V., Raimbault J., Ehrhardt D.,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25">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January 2026</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text:span text:style-name="T5">Urban Science</text:span> ; Computational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7">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anuary 2026</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22">
          <table:table-cell table:style-name="ce219" table:number-columns-repeated="2"/>
          <table:table-cell table:style-name="ce240" office:value-type="string" calcext:value-type="string">
            <text:p>January 2026</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text:span text:style-name="T5">Computational Urban Science</text:span> ;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6">
          <table:table-cell table:style-name="ce10" office:value-type="string" calcext:value-type="string">
            <text:p>under review</text:p>
          </table:table-cell>
          <table:table-cell table:style-name="ce10" office:value-type="string" calcext:value-type="string">
            <text:p>Submitted 11/07/2025 ; transfer NatSust 25/07 ; under review Landscape and Urban Planning 09/10/2025</text:p>
          </table:table-cell>
          <table:table-cell table:style-name="ce31" office:value-type="string" calcext:value-type="string">
            <text:p>July 2025</text:p>
          </table:table-cell>
          <table:table-cell table:style-name="ce48" office:value-type="string" calcext:value-type="string">
            <text:p>Densification in European city-regions: From observed patterns to actors and policy constellation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text:span text:style-name="T5">Nature Sustainability</text:span> ; Landscape and Urban Planning</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 ; Nature Sustainability : </text:span><text:span text:style-name="T8">Connecting knowledge on urban form and actors for sustainable densification policies</text:span></text:p>
          </table:table-cell>
          <table:table-cell table:style-name="ce10" table:number-columns-repeated="3"/>
          <table:table-cell table:style-name="ce90" table:number-columns-repeated="1008"/>
          <table:table-cell table:style-name="ce96" table:number-columns-repeated="15360"/>
        </table:table-row>
        <table:table-row table:style-name="ro3">
          <table:table-cell table:style-name="ce229" office:value-type="string" calcext:value-type="string">
            <text:p>published</text:p>
          </table:table-cell>
          <table:table-cell table:style-name="ce229" office:value-type="string" calcext:value-type="string">
            <text:p>Submitted 26/11/2024 ; minor revision 29/11/2024 ; submitted v finale 06/12/2024 [un peu après ?] ; proof 29/09/2025 ; version FR published fin 01/2026</text:p>
          </table:table-cell>
          <table:table-cell table:style-name="ce254" office:value-type="string" calcext:value-type="string">
            <text:p>May 2024</text:p>
          </table:table-cell>
          <table:table-cell table:style-name="ce229" office:value-type="string" calcext:value-type="string">
            <text:p>Modélisation de la co-évolution transport / territoire : perspectives multiscalaires</text:p>
          </table:table-cell>
          <table:table-cell table:style-name="ce229" office:value-type="string" calcext:value-type="string">
            <text:p>Le Nechet F., Raimbault J.</text:p>
          </table:table-cell>
          <table:table-cell table:style-name="ce229" office:value-type="string" calcext:value-type="string">
            <text:p>ISTE Encyclopedie Geographie</text:p>
          </table:table-cell>
          <table:table-cell table:style-name="ce229" table:number-columns-repeated="3"/>
          <table:table-cell table:style-name="ce229" office:value-type="string" calcext:value-type="string">
            <text:p>10.51926/ISTE.482348</text:p>
          </table:table-cell>
          <table:table-cell table:style-name="ce229" office:value-type="string" calcext:value-type="string">
            <text:p>Book chapter</text:p>
          </table:table-cell>
          <table:table-cell table:style-name="ce253"/>
          <table:table-cell table:style-name="ce292" office:value-type="string" calcext:value-type="string">
            <text:p><text:span text:style-name="T9">DOI book FR : </text:span><text:span text:style-name="T9"><text:a xlink:href="https://doi.org/10.51926/ISTE.482348" xlink:type="simple">10.51926/ISTE.482348</text:a></text:span><text:span text:style-name="T9"> ; lien book FR : </text:span><text:span text:style-name="T10"><text:a xlink:href="https://www.istegroup.com/fr/produit/la-coevolution-transport-mobilite-territoire/" xlink:type="simple">https://www.istegroup.com/fr/produit/la-coevolution-transport-mobilite-territoire/</text:a></text:span><text:span text:style-name="T10"> ; ISBN book FR : ISBN 9781789482348</text:span></text:p>
          </table:table-cell>
          <table:table-cell table:style-name="ce229" table:number-columns-repeated="3"/>
          <table:table-cell table:style-name="ce294" table:number-columns-repeated="1008"/>
          <table:table-cell table:style-name="ce298" table:number-columns-repeated="15360"/>
        </table:table-row>
        <table:table-row table:style-name="ro27">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11"><text:a xlink:href="https://www.linkedin.com/feed/update/urn:li:share:7338481545130704896/?actorCompanyId=77084259" xlink:type="simple">https://www.linkedin.com/feed/update/urn:li:share:7338481545130704896/?actorCompanyId=77084259</text:a></text:span></text:p>
            <text:p><text:span text:style-name="T11"><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2">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9">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5">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4">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6">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37">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144739708347043188</text:p>
          </table:table-cell>
          <table:table-cell table:style-name="ce227" office:value-type="string" calcext:value-type="string">
            <text:p>Short paper</text:p>
            <text:p>Merged [2025/10/28] with sch record <text:a xlink:href="https://scholar.google.com/scholar?oi=bibs&amp;cluster=144739708347043188&amp;btnI=1&amp;hl=fr" xlink:type="simple">https://scholar.google.com/scholar?oi=bibs&amp;cluster=144739708347043188&amp;btnI=1&amp;hl=fr</text:a> : HAL software record <text:a xlink:href="https://inria.hal.science/hal-04428099/" xlink:type="simple">https://inria.hal.science/hal-04428099/</text:a> (2024) (Provide primitives, for territorial systems, to-generate synthetic spatial configurations possibly resembling real configurations-perturbate real datasets-compare synthetically generated configurations and real configurations), TODO : distinct software paper records ?</text:p>
          </table:table-cell>
          <table:table-cell table:style-name="ce227" table:number-columns-repeated="3"/>
          <table:table-cell table:style-name="ce327"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41">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42">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9">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51">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52">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53">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53">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9" table:number-rows-repeated="1048471">
          <table:table-cell table:number-columns-repeated="16384"/>
        </table:table-row>
        <table:table-row table:style-name="ro5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8">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9">
          <table:table-cell table:number-columns-repeated="16384"/>
        </table:table-row>
        <table:table-row table:style-name="ro19">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9">
          <table:table-cell table:style-name="ce238" table:number-columns-repeated="13"/>
          <table:table-cell table:number-columns-repeated="16371"/>
        </table:table-row>
        <table:table-row table:style-name="ro19">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9">
          <table:table-cell table:style-name="ce226" office:value-type="string" calcext:value-type="string">
            <text:p>forthcoming</text:p>
          </table:table-cell>
          <table:table-cell table:style-name="ce226" office:value-type="string" calcext:value-type="string">
            <text:p>Submitted 03/11/2025 ; accepted 10/11/2025</text:p>
          </table:table-cell>
          <table:table-cell table:style-name="ce306"/>
          <table:table-cell table:style-name="ce98" office:value-type="string" calcext:value-type="string">
            <text:p>Classifying Knowledge Domains of Theoretical and Quantitative Geography publications</text:p>
          </table:table-cell>
          <table:table-cell table:style-name="ce226" office:value-type="string" calcext:value-type="string">
            <text:p>Raimbault J.</text:p>
          </table:table-cell>
          <table:table-cell table:style-name="ce105" office:value-type="string" calcext:value-type="string">
            <text:p>TheoQuant 2026</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2/07/2025 ; accepted 25/08/2025</text:p>
          </table:table-cell>
          <table:table-cell table:style-name="ce253"/>
          <table:table-cell table:style-name="ce293" office:value-type="string" calcext:value-type="string">
            <text:p>Improving the quality of building change detection based on geospatial vector data matching</text:p>
          </table:table-cell>
          <table:table-cell table:style-name="ce229" office:value-type="string" calcext:value-type="string">
            <text:p>Raimbault J., Perret J., Olteanu-Raimond A.-M.</text:p>
          </table:table-cell>
          <table:table-cell table:style-name="ce350" office:value-type="string" calcext:value-type="string">
            <text:p>ILU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293" office:value-type="string" calcext:value-type="string">
            <text:p>Mapping the integration between Knowledge Domains in Theoretical and Quantitative Geography</text:p>
          </table:table-cell>
          <table:table-cell table:style-name="ce229" office:value-type="string" calcext:value-type="string">
            <text:p>Raimbault J.</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109" office:value-type="string" calcext:value-type="string">
            <text:p>Projecting possible future trajectories for systems of cities</text:p>
          </table:table-cell>
          <table:table-cell table:style-name="ce229" office:value-type="string" calcext:value-type="string">
            <text:p>Raimbault J., Pumain D.</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55">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5">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9">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0">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1">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2">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3">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5">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64">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6">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1">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3">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52">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41">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8">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0">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2">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1">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2">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3">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73">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7">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74">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1">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12">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9" table:number-rows-repeated="1048491">
          <table:table-cell table:number-columns-repeated="16384"/>
        </table:table-row>
        <table:table-row table:style-name="ro19">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5">
          <table:table-cell table:style-name="Default" office:value-type="string" calcext:value-type="string">
            <text:p>TODO : distinct for original content (→ hal/sch record) and no original content [→ depot to be done for some ?]</text:p>
          </table:table-cell>
          <table:table-cell table:style-name="Default" table:number-columns-repeated="1023"/>
        </table:table-row>
        <table:table-row table:style-name="ro76">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8">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9">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8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8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8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83">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6">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7">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5">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8">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7">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6">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9">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8">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90">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81">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State of The Map 2026</text:p>
          </table:table-cell>
          <table:table-cell office:value-type="string" calcext:value-type="string">
            <text:p>Ok 19/12/2025</text:p>
          </table:table-cell>
        </table:table-row>
        <table:table-row table:style-name="ro2">
          <table:table-cell table:number-columns-repeated="2"/>
          <table:table-cell office:value-type="string" calcext:value-type="string">
            <text:p>ALIFE 2026</text:p>
          </table:table-cell>
          <table:table-cell office:value-type="string" calcext:value-type="string">
            <text:p>Accept 22/01/2026</text:p>
          </table:table-cell>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table-cell table:number-columns-repeated="4"/>
        </table:table-row>
        <table:table-row table:style-name="ro2">
          <table:table-cell/>
          <table:table-cell office:value-type="string" calcext:value-type="string">
            <text:p>software paper ? Cyb20 zenodo, sch record : <text:a xlink:href="https://scholar.google.com/citations?view_op=view_citation&amp;hl=fr&amp;user=zoioGw4AAAAJ&amp;cstart=100&amp;pagesize=100&amp;citation_for_view=zoioGw4AAAAJ:SpbeaW3--B0C" xlink:type="simple">https://scholar.google.com/citations?view_op=view_citation&amp;hl=fr&amp;user=zoioGw4AAAAJ&amp;cstart=100&amp;pagesize=100&amp;citation_for_view=zoioGw4AAAAJ:SpbeaW3--B0C</text:a></text:p>
          </table:table-cell>
          <table:table-cell table:number-columns-repeated="2"/>
        </table:table-row>
        <table:table-row table:style-name="ro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9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6">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51">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92">
          <table:table-cell table:number-columns-repeated="1024"/>
        </table:table-row>
        <table:table-row table:style-name="ro93">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94">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94">
          <table:table-cell table:style-name="ce603" table:number-columns-repeated="3"/>
          <table:table-cell table:style-name="ce622"/>
          <table:table-cell table:style-name="ce603" table:number-columns-repeated="5"/>
          <table:table-cell table:style-name="ce650" table:number-columns-repeated="1015"/>
        </table:table-row>
        <table:table-row table:style-name="ro94">
          <table:table-cell table:style-name="ce603" table:number-columns-repeated="3"/>
          <table:table-cell table:style-name="ce622"/>
          <table:table-cell table:style-name="ce603" office:value-type="string" calcext:value-type="string">
            <text:p>CCS 2026</text:p>
          </table:table-cell>
          <table:table-cell table:style-name="ce603"/>
          <table:table-cell table:style-name="ce603" office:value-type="string" calcext:value-type="string">
            <text:p>9-16 October 2026</text:p>
          </table:table-cell>
          <table:table-cell table:style-name="ce603" office:value-type="string" calcext:value-type="string">
            <text:p>Binghamton (online)</text:p>
          </table:table-cell>
          <table:table-cell table:style-name="ce603" office:value-type="string" calcext:value-type="string">
            <text:p>https://ccs2026.github.io/</text:p>
          </table:table-cell>
          <table:table-cell table:style-name="ce650" table:number-columns-repeated="1015"/>
        </table:table-row>
        <table:table-row table:style-name="ro94">
          <table:table-cell table:style-name="ce603" table:number-columns-repeated="3"/>
          <table:table-cell table:style-name="ce622"/>
          <table:table-cell table:style-name="ce603" office:value-type="string" calcext:value-type="string">
            <text:p>State of the Map 2026</text:p>
          </table:table-cell>
          <table:table-cell table:style-name="ce603"/>
          <table:table-cell table:style-name="ce603" office:value-type="string" calcext:value-type="string">
            <text:p>28-30 August 2026</text:p>
          </table:table-cell>
          <table:table-cell table:style-name="ce603" office:value-type="string" calcext:value-type="string">
            <text:p>Paris</text:p>
          </table:table-cell>
          <table:table-cell table:style-name="ce603"/>
          <table:table-cell table:style-name="ce650" table:number-columns-repeated="1015"/>
        </table:table-row>
        <table:table-row table:style-name="ro94">
          <table:table-cell table:style-name="ce603" table:number-columns-repeated="3"/>
          <table:table-cell table:style-name="ce622"/>
          <table:table-cell table:style-name="ce603" office:value-type="string" calcext:value-type="string">
            <text:p>Alife 2026</text:p>
          </table:table-cell>
          <table:table-cell table:style-name="ce603"/>
          <table:table-cell table:style-name="ce603" office:value-type="string" calcext:value-type="string">
            <text:p>17-21 August 2026</text:p>
          </table:table-cell>
          <table:table-cell table:style-name="ce603" office:value-type="string" calcext:value-type="string">
            <text:p>Waterloo, Ontario (online)</text:p>
          </table:table-cell>
          <table:table-cell table:style-name="ce603" office:value-type="string" calcext:value-type="string">
            <text:p>https://ammcs.wlu.ca/2026/</text:p>
          </table:table-cell>
          <table:table-cell table:style-name="ce650" table:number-columns-repeated="1015"/>
        </table:table-row>
        <table:table-row table:style-name="ro94">
          <table:table-cell table:style-name="ce607" office:value-type="string" calcext:value-type="string">
            <text:p>not budgeted/no time</text:p>
          </table:table-cell>
          <table:table-cell table:style-name="ce607" table:number-columns-repeated="2"/>
          <table:table-cell table:style-name="ce626" office:value-type="date" office:date-value="2026-01-20" calcext:value-type="date">
            <text:p>20/01/26</text:p>
          </table:table-cell>
          <table:table-cell table:style-name="ce607" office:value-type="string" calcext:value-type="string">
            <text:p>GeoAI 2026</text:p>
          </table:table-cell>
          <table:table-cell table:style-name="ce607"/>
          <table:table-cell table:style-name="ce607" office:value-type="string" calcext:value-type="string">
            <text:p>3-5 June 2026</text:p>
          </table:table-cell>
          <table:table-cell table:style-name="ce607" office:value-type="string" calcext:value-type="string">
            <text:p>Ghent</text:p>
          </table:table-cell>
          <table:table-cell table:style-name="ce607" office:value-type="string" calcext:value-type="string">
            <text:p>https://geoaiconference.org/</text:p>
          </table:table-cell>
          <table:table-cell table:style-name="ce653" table:number-columns-repeated="1015"/>
        </table:table-row>
        <table:table-row table:style-name="ro94">
          <table:table-cell table:style-name="ce608" office:value-type="string" calcext:value-type="string">
            <text:p>accepted</text:p>
          </table:table-cell>
          <table:table-cell table:style-name="ce608" table:number-columns-repeated="2"/>
          <table:table-cell table:style-name="ce629" office:value-type="string" calcext:value-type="string">
            <text:p><text:span text:style-name="T5">15/10/2025</text:span> ; 03/11/2025</text:p>
          </table:table-cell>
          <table:table-cell table:style-name="ce608" office:value-type="string" calcext:value-type="string">
            <text:p>TheoQuant 2026</text:p>
          </table:table-cell>
          <table:table-cell table:style-name="ce608"/>
          <table:table-cell table:style-name="ce608" office:value-type="string" calcext:value-type="string">
            <text:p>4-6 February 2026</text:p>
          </table:table-cell>
          <table:table-cell table:style-name="ce608" office:value-type="string" calcext:value-type="string">
            <text:p>Besançon</text:p>
          </table:table-cell>
          <table:table-cell table:style-name="ce608"/>
          <table:table-cell table:style-name="ce654" table:number-columns-repeated="1015"/>
        </table:table-row>
        <table:table-row table:style-name="ro94">
          <table:table-cell table:style-name="ce607" office:value-type="string" calcext:value-type="string">
            <text:p>missed deadlines</text:p>
          </table:table-cell>
          <table:table-cell table:style-name="ce607" table:number-columns-repeated="2"/>
          <table:table-cell table:style-name="ce626" office:value-type="date" office:date-value="2025-05-04" calcext:value-type="date">
            <text:p>04/05/25</text:p>
          </table:table-cell>
          <table:table-cell table:style-name="ce607" office:value-type="string" calcext:value-type="string">
            <text:p>Alife 2025</text:p>
          </table:table-cell>
          <table:table-cell table:style-name="ce607"/>
          <table:table-cell table:style-name="ce607" office:value-type="string" calcext:value-type="string">
            <text:p>October 2025</text:p>
          </table:table-cell>
          <table:table-cell table:style-name="ce607" office:value-type="string" calcext:value-type="string">
            <text:p>Kyoto (online)</text:p>
          </table:table-cell>
          <table:table-cell table:style-name="ce607"/>
          <table:table-cell table:style-name="ce653"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53" table:number-columns-repeated="1014"/>
        </table:table-row>
        <table:table-row table:style-name="ro94">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95">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95">
          <table:table-cell table:style-name="ce147" table:number-columns-repeated="2"/>
          <table:table-cell table:style-name="ce147" office:value-type="string" calcext:value-type="string">
            <text:p>participant only</text:p>
          </table:table-cell>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95">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95">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95">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95">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95">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95">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94">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94">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94">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94">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94">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94">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94">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94">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94">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94">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94">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94">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94">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94">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6">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7">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94">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94">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4">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94">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94">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94">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94">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94">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94">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94">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94">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94">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94">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94">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94">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4">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94">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94">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94">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94">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94">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94">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94">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9">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94">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94">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94">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94">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94">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94">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94">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94">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94">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94">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94">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94">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94">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94">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94">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8">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94">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94">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94">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94">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94">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100">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5">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9])" office:value-type="float" office:value="1" calcext:value-type="float">
            <text:p>1</text:p>
          </table:table-cell>
          <table:table-cell table:number-columns-repeated="16380"/>
        </table:table-row>
        <table:table-row table:style-name="ro2">
          <table:table-cell table:number-columns-repeated="16384"/>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6">
          <table:table-cell table:style-name="ce234"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101">
          <table:table-cell table:style-name="ce234"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8">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11" table:number-columns-spanned="1" table:number-rows-spanned="2"/>
          <table:table-cell table:style-name="ce334"/>
          <table:table-cell table:style-name="ce334"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9"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6">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41"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9">
          <table:covered-table-cell table:style-name="ce239"/>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9">
          <table:table-cell table:style-name="ce548" table:number-columns-repeated="16384"/>
        </table:table-row>
        <table:table-row table:style-name="ro89">
          <table:table-cell table:style-name="ce239" office:value-type="string" calcext:value-type="string">
            <text:p>Data</text:p>
          </table:table-cell>
          <table:table-cell office:value-type="string" calcext:value-type="string">
            <text:p>Data &amp; Corpus</text:p>
          </table:table-cell>
          <table:table-cell table:style-name="ce565"/>
          <table:table-cell table:number-columns-repeated="2"/>
          <table:table-cell office:value-type="string" calcext:value-type="string">
            <text:p><text:a xlink:href="https://dc.episciences.org/volumes/1042" xlink:type="simple">https://dc.episciences.org/volumes/1042</text:a></text:p>
          </table:table-cell>
          <table:table-cell table:number-columns-repeated="16378"/>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43"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41" office:value-type="string" calcext:value-type="string" table:number-columns-spanned="1" table:number-rows-spanned="3">
            <text:p>Economics</text:p>
          </table:table-cell>
          <table:table-cell table:style-name="ce239" office:value-type="string" calcext:value-type="string">
            <text:p>Annals of Economics and Statistics</text:p>
          </table:table-cell>
          <table:table-cell table:style-name="ce239"/>
          <table:table-cell table:style-name="ce585" table:number-columns-repeated="2"/>
          <table:table-cell table:style-name="ce239" office:value-type="string" calcext:value-type="string">
            <text:p><text:a xlink:href="https://annals.ensae.fr/" xlink:type="simple">https://annals.ensae.fr</text:a></text:p>
          </table:table-cell>
          <table:table-cell table:style-name="ce239" office:value-type="string" calcext:value-type="string">
            <text:p>SI acad research impact 31/07/2022 (paper scitech) <text:a xlink:href="https://annals.ensae.fr/special-issue/" xlink:type="simple">https://annals.ensae.fr/special-issue/</text:a></text:p>
          </table:table-cell>
          <table:table-cell table:style-name="ce239" table:number-columns-repeated="1017"/>
          <table:table-cell table:number-columns-repeated="15360"/>
        </table:table-row>
        <table:table-row table:style-name="ro2">
          <table:covered-table-cell table:style-name="ce239"/>
          <table:table-cell table:style-name="ce556" office:value-type="string" calcext:value-type="string">
            <text:p>Journal of Open Innovation: Technology, Market, and Complexity</text:p>
          </table:table-cell>
          <table:table-cell table:style-name="ce239"/>
          <table:table-cell table:style-name="ce585" table:number-columns-repeated="2"/>
          <table:table-cell table:style-name="ce239"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39" table:number-columns-repeated="1018"/>
          <table:table-cell table:number-columns-repeated="15360"/>
        </table:table-row>
        <table:table-row table:style-name="ro2">
          <table:covered-table-cell table:style-name="ce239"/>
          <table:table-cell table:style-name="ce556" office:value-type="string" calcext:value-type="string">
            <text:p>Progress in Economic Geography</text:p>
          </table:table-cell>
          <table:table-cell table:style-name="ce239"/>
          <table:table-cell table:style-name="ce585" table:number-columns-repeated="2"/>
          <table:table-cell table:style-name="ce239" office:value-type="string" calcext:value-type="string">
            <text:p><text:a xlink:href="https://www.sciencedirect.com/journal/progress-in-economic-geography" xlink:type="simple">https://www.sciencedirect.com/journal/progress-in-economic-geography</text:a></text:p>
          </table:table-cell>
          <table:table-cell table:style-name="ce239" office:value-type="string" calcext:value-type="string">
            <text:p>Invit 21/11/2024</text:p>
          </table:table-cell>
          <table:table-cell table:style-name="ce239" table:number-columns-repeated="1017"/>
          <table:table-cell table:number-columns-repeated="15360"/>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102">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102">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102">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102">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102">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102">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102">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102">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10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4">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9">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39"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8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41"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39"/>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39"/>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39"/>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39"/>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39"/>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office:value-type="string" calcext:value-type="string">
            <text:p>Invit (mail ign) 05/11/2025 ; invit (mail ucl) 17/01/2024</text:p>
          </table:table-cell>
          <table:table-cell table:number-columns-repeated="16377"/>
        </table:table-row>
        <table:table-row table:style-name="ro2">
          <table:covered-table-cell table:style-name="ce239"/>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8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6">
            <text:p>GIS</text:p>
          </table:table-cell>
          <table:table-cell table:style-name="ce349" office:value-type="string" calcext:value-type="string" table:number-columns-spanned="1" table:number-rows-spanned="3">
            <text:p>ISPRS International Journal of Geo-Information</text:p>
          </table:table-cell>
          <table:table-cell table:style-name="ce311" table:number-columns-spanned="1" table:number-rows-spanned="3"/>
          <table:table-cell table:style-name="ce334" office:value-type="string" calcext:value-type="string" table:number-columns-spanned="1" table:number-rows-spanned="3">
            <text:p>1</text:p>
          </table:table-cell>
          <table:table-cell table:style-name="ce334" office:value-type="string" calcext:value-type="string" table:number-columns-spanned="1" table:number-rows-spanned="3">
            <text:p>2</text:p>
          </table:table-cell>
          <table:table-cell table:style-name="ce234" office:value-type="string" calcext:value-type="string" table:number-columns-spanned="1" table:number-rows-spanned="3">
            <text:p><text:a xlink:href="https://www.mdpi.com/journal/ijgi" xlink:type="simple">https://www.mdpi.com/journal/ijgi</text:a></text:p>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6">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6">
          <table:covered-table-cell/>
          <table:table-cell table:style-name="ce354" office:value-type="string" calcext:value-type="string">
            <text:p>International Journal of Geographic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354"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8">
          <table:table-cell table:style-name="ce241" office:value-type="string" calcext:value-type="string" table:number-columns-spanned="1" table:number-rows-spanned="2">
            <text:p>Interdisciplinary</text:p>
          </table:table-cell>
          <table:table-cell table:style-name="ce239" office:value-type="string" calcext:value-type="string">
            <text:p>Interdisciplinary Science Reviews</text:p>
          </table:table-cell>
          <table:table-cell table:style-name="ce239"/>
          <table:table-cell table:style-name="ce585" table:number-columns-repeated="2"/>
          <table:table-cell table:style-name="ce239" office:value-type="string" calcext:value-type="string">
            <text:p><text:a xlink:href="https://www.tandfonline.com/toc/yisr20/current" xlink:type="simple">https://www.tandfonline.com/toc/yisr20/current</text:a></text:p>
          </table:table-cell>
          <table:table-cell table:style-name="ce239" table:number-columns-repeated="1018"/>
          <table:table-cell table:number-columns-repeated="15360"/>
        </table:table-row>
        <table:table-row table:style-name="ro89">
          <table:covered-table-cell table:style-name="ce239"/>
          <table:table-cell table:style-name="ce358" office:value-type="string" calcext:value-type="string">
            <text:p>JIMIS</text:p>
          </table:table-cell>
          <table:table-cell table:style-name="ce239"/>
          <table:table-cell table:style-name="ce585" office:value-type="string" calcext:value-type="string">
            <text:p>1</text:p>
          </table:table-cell>
          <table:table-cell table:style-name="ce585"/>
          <table:table-cell table:style-name="ce239" office:value-type="string" calcext:value-type="string">
            <text:p><text:a xlink:href="https://jimis.episciences.org/" xlink:type="simple">https://jimis.episciences.org/</text:a></text:p>
          </table:table-cell>
          <table:table-cell table:style-name="ce239" table:number-columns-repeated="1018"/>
          <table:table-cell table:number-columns-repeated="15360"/>
        </table:table-row>
        <table:table-row table:style-name="ro103">
          <table:table-cell table:style-name="ce548" table:number-columns-repeated="3"/>
          <table:table-cell table:style-name="ce400" table:number-columns-repeated="2"/>
          <table:table-cell table:style-name="ce548" table:number-columns-repeated="1019"/>
          <table:table-cell table:number-columns-repeated="15360"/>
        </table:table-row>
        <table:table-row table:style-name="ro2">
          <table:table-cell table:style-name="ce239" office:value-type="string" calcext:value-type="string">
            <text:p>Machine learning</text:p>
          </table:table-cell>
          <table:table-cell table:style-name="ce239" office:value-type="string" calcext:value-type="string">
            <text:p>Distill (interactive)</text:p>
          </table:table-cell>
          <table:table-cell table:style-name="ce239"/>
          <table:table-cell table:style-name="ce585" table:number-columns-repeated="2"/>
          <table:table-cell table:style-name="ce239" office:value-type="string" calcext:value-type="string">
            <text:p><text:a xlink:href="https://distill.pub/about/" xlink:type="simple">https://distill.pub/about/</text:a></text:p>
          </table:table-cell>
          <table:table-cell table:style-name="ce239" table:number-columns-repeated="1018"/>
          <table:table-cell table:style-name="ce315"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style-name="ce315" table:number-columns-repeated="15360"/>
        </table:table-row>
        <table:table-row table:style-name="ro2">
          <table:table-cell table:style-name="ce244"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017"/>
          <table:table-cell table:number-columns-repeated="15360"/>
        </table:table-row>
        <table:table-row table:style-name="ro2">
          <table:covered-table-cell table:style-name="ce243"/>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8"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017"/>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102">
          <table:covered-table-cell/>
          <table:table-cell office:value-type="string" calcext:value-type="string">
            <text:p>f1000 research</text:p>
          </table:table-cell>
          <table:table-cell table:number-columns-repeated="3"/>
          <table:table-cell table:style-name="ce590" office:value-type="string" calcext:value-type="string">
            <text:p><text:span text:style-name="T13"><text:a xlink:href="https://f1000research.com/for-authors/publish-your-research" xlink:type="simple">https://f1000research.com/for-authors/publish-your-research</text:a></text:span></text:p>
          </table:table-cell>
          <table:table-cell table:number-columns-repeated="16378"/>
        </table:table-row>
        <table:table-row table:style-name="ro104">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1">
          <table:table-cell table:style-name="ce24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9">
          <table:table-cell table:style-name="ce245" office:value-type="string" calcext:value-type="string">
            <text:p>Open Science</text:p>
          </table:table-cell>
          <table:table-cell table:style-name="ce361" office:value-type="string" calcext:value-type="string">
            <text:p>Research Ideas and Outcomes</text:p>
          </table:table-cell>
          <table:table-cell table:style-name="ce393"/>
          <table:table-cell table:style-name="ce401" table:number-columns-repeated="2"/>
          <table:table-cell table:style-name="ce361" office:value-type="string" calcext:value-type="string">
            <text:p><text:a xlink:href="https://riojournal.com/about" xlink:type="simple">https://riojournal.com/about</text:a></text:p>
          </table:table-cell>
          <table:table-cell table:style-name="ce361" table:number-columns-repeated="1018"/>
          <table:table-cell table:number-columns-repeated="15360"/>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0">
          <table:table-cell table:style-name="ce331" office:value-type="string" calcext:value-type="string" table:number-columns-spanned="1" table:number-rows-spanned="2">
            <text:p>Physics</text:p>
          </table:table-cell>
          <table:table-cell table:style-name="ce361" office:value-type="string" calcext:value-type="string">
            <text:p>European Physical Letters</text:p>
          </table:table-cell>
          <table:table-cell table:style-name="ce361"/>
          <table:table-cell table:style-name="ce401"/>
          <table:table-cell table:style-name="ce401" office:value-type="string" calcext:value-type="string">
            <text:p>1</text:p>
          </table:table-cell>
          <table:table-cell table:style-name="ce361" office:value-type="string" calcext:value-type="string">
            <text:p><text:a xlink:href="https://iopscience.iop.org/journal/0295-5075" xlink:type="simple">https://iopscience.iop.org/journal/0295-5075</text:a></text:p>
          </table:table-cell>
          <table:table-cell table:style-name="ce361" table:number-columns-repeated="1018"/>
          <table:table-cell table:number-columns-repeated="15360"/>
        </table:table-row>
        <table:table-row table:style-name="ro90">
          <table:covered-table-cell table:style-name="ce245"/>
          <table:table-cell table:style-name="ce362" office:value-type="string" calcext:value-type="string">
            <text:p>Journal of Physics: Complexity</text:p>
          </table:table-cell>
          <table:table-cell table:style-name="ce361"/>
          <table:table-cell table:style-name="ce401" table:number-columns-repeated="2"/>
          <table:table-cell table:style-name="ce361" office:value-type="string" calcext:value-type="string">
            <text:p><text:a xlink:href="https://iopscience.iop.org/journal/2632-072X" xlink:type="simple">https://iopscience.iop.org/journal/2632-072X</text:a></text:p>
          </table:table-cell>
          <table:table-cell table:style-name="ce361" office:value-type="string" calcext:value-type="string">
            <text:p>Invit CCS 22/08/2024 – SI transport : bike paths ?</text:p>
          </table:table-cell>
          <table:table-cell table:style-name="ce361" table:number-columns-repeated="1017"/>
          <table:table-cell table:style-name="ce315"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style-name="ce315" table:number-columns-repeated="15360"/>
        </table:table-row>
        <table:table-row table:style-name="ro6">
          <table:table-cell table:style-name="ce244" office:value-type="string" calcext:value-type="string" table:number-columns-spanned="1" table:number-rows-spanned="4">
            <text:p>Planning</text:p>
          </table:table-cell>
          <table:table-cell table:style-name="ce363"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018"/>
          <table:table-cell table:number-columns-repeated="15360"/>
        </table:table-row>
        <table:table-row table:style-name="ro2">
          <table:covered-table-cell table:style-name="ce243"/>
          <table:table-cell table:style-name="ce354"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018"/>
          <table:table-cell table:number-columns-repeated="15360"/>
        </table:table-row>
        <table:table-row table:style-name="ro2">
          <table:covered-table-cell table:style-name="ce243"/>
          <table:table-cell table:style-name="ce354" office:value-type="string" calcext:value-type="string">
            <text:p>Landscape and Urban Planning</text:p>
          </table:table-cell>
          <table:table-cell table:style-name="ce315"/>
          <table:table-cell table:style-name="ce584" table:number-columns-repeated="2"/>
          <table:table-cell table:style-name="ce315" office:value-type="string" calcext:value-type="string">
            <text:p>https://www.sciencedirect.com/journal/landscape-and-urban-planning</text:p>
          </table:table-cell>
          <table:table-cell table:style-name="ce315" office:value-type="string" calcext:value-type="string">
            <text:p>(mail 09/01/2026)</text:p>
          </table:table-cell>
          <table:table-cell table:style-name="ce315" table:number-columns-repeated="1017"/>
          <table:table-cell table:number-columns-repeated="15360"/>
        </table:table-row>
        <table:table-row table:style-name="ro2">
          <table:covered-table-cell table:style-name="ce243"/>
          <table:table-cell table:style-name="ce354" office:value-type="string" calcext:value-type="string">
            <text:p>Progress in Planning</text:p>
          </table:table-cell>
          <table:table-cell table:style-name="ce315"/>
          <table:table-cell table:style-name="ce584" table:number-columns-repeated="2"/>
          <table:table-cell table:style-name="ce315" office:value-type="string" calcext:value-type="string">
            <text:p><text:a xlink:href="https://www.sciencedirect.com/journal/progress-in-planning" xlink:type="simple">https://www.sciencedirect.com/journal/progress-in-planning</text:a></text:p>
          </table:table-cell>
          <table:table-cell table:style-name="ce315" office:value-type="string" calcext:value-type="string">
            <text:p>Mail invit 04/12/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4"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 idem 28/10/2025 ; invit mail ign 19/12/2025</text:p>
          </table:table-cell>
          <table:table-cell table:style-name="ce315" table:number-columns-repeated="1017"/>
          <table:table-cell table:number-columns-repeated="15360"/>
        </table:table-row>
        <table:table-row table:style-name="ro2">
          <table:covered-table-cell table:style-name="ce244"/>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244"/>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4"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243"/>
          <table:table-cell table:style-name="ce370"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243"/>
          <table:table-cell table:style-name="ce370"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19">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02" office:value-type="string" calcext:value-type="string" table:number-columns-spanned="1" table:number-rows-spanned="4">
            <text:p>Sustainability</text:p>
          </table:table-cell>
          <table:table-cell table:style-name="ce234" table:number-columns-spanned="1" table:number-rows-spanned="4"/>
          <table:table-cell table:style-name="ce334" office:value-type="string" calcext:value-type="string" table:number-columns-spanned="1" table:number-rows-spanned="4">
            <text:p>1</text:p>
          </table:table-cell>
          <table:table-cell table:style-name="ce334"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covered-table-cell/>
          <table:table-cell office:value-type="string" calcext:value-type="string">
            <text:p>Urban Transitions</text:p>
          </table:table-cell>
          <table:table-cell table:number-columns-repeated="3"/>
          <table:table-cell office:value-type="string" calcext:value-type="string">
            <text:p>https://www.sciencedirect.com/journal/urban-transitions</text:p>
          </table:table-cell>
          <table:table-cell table:style-name="ce396" office:value-type="string" calcext:value-type="string">
            <text:p>Mail invit 08/12/2025 – no APC until 31/12/2026</text:p>
          </table:table-cell>
          <table:table-cell table:number-columns-repeated="16377"/>
        </table:table-row>
        <table:table-row table:style-name="ro2">
          <table:covered-table-cell/>
          <table:table-cell office:value-type="string" calcext:value-type="string">
            <text:p>Sustainable Production and Consumption</text:p>
          </table:table-cell>
          <table:table-cell table:number-columns-repeated="3"/>
          <table:table-cell office:value-type="string" calcext:value-type="string">
            <text:p><text:a xlink:href="https://www.sciencedirect.com/journal/sustainable-production-and-consumption" xlink:type="simple">https://www.sciencedirect.com/journal/sustainable-production-and-consumption</text:a></text:p>
          </table:table-cell>
          <table:table-cell table:style-name="ce315" office:value-type="string" calcext:value-type="string">
            <text:p>Invit (mail UCL) SI <text:a xlink:href="https://www.sciencedirect.com/special-issue/323730/sustainable-urban-transitions" xlink:type="simple">https://www.sciencedirect.com/special-issue/323730/sustainable-urban-transitions</text:a></text:p>
          </table:table-cell>
          <table:table-cell table:number-columns-repeated="16377"/>
        </table:table-row>
        <table:table-row table:style-name="ro2">
          <table:covered-table-cell/>
          <table:table-cell office:value-type="string" calcext:value-type="string">
            <text:p>Innovation and Green Development</text:p>
          </table:table-cell>
          <table:table-cell table:number-columns-repeated="3"/>
          <table:table-cell office:value-type="string" calcext:value-type="string">
            <text:p><text:a xlink:href="https://www.sciencedirect.com/journal/innovation-and-green-development" xlink:type="simple">https://www.sciencedirect.com/journal/innovation-and-green-development</text:a></text:p>
          </table:table-cell>
          <table:table-cell table:style-name="ce396" office:value-type="string" calcext:value-type="string">
            <text:p>Invit (mail UCL) 28/01/2026 SI <text:a xlink:href="https://www.sciencedirect.com/special-issue/326502/sustainability-synergies-between-asia-pacific-and-europe-standards-supply-chains-and-governance-practices-across-scales" xlink:type="simple">https://www.sciencedirect.com/special-issue/326502/sustainability-synergies-between-asia-pacific-and-europe-standards-supply-chains-and-governance-practices-across-scales</text:a> → no APC until 30/06/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105">
          <table:table-cell table:style-name="ce244"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378"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16">
            <text:p>Urban Science</text:p>
          </table:table-cell>
          <table:table-cell table:style-name="ce302" office:value-type="string" calcext:value-type="string" table:number-columns-spanned="1" table:number-rows-spanned="2">
            <text:p>Environment and Planning B</text:p>
          </table:table-cell>
          <table:table-cell table:style-name="ce311" table:number-columns-spanned="1" table:number-rows-spanned="2"/>
          <table:table-cell table:style-name="ce334" office:value-type="string" calcext:value-type="string" table:number-columns-spanned="1" table:number-rows-spanned="2">
            <text:p>2</text:p>
          </table:table-cell>
          <table:table-cell table:style-name="ce334" office:value-type="string" calcext:value-type="string" table:number-columns-spanned="1" table:number-rows-spanned="2">
            <text:p>4</text:p>
          </table:table-cell>
          <table:table-cell office:value-type="string" calcext:value-type="string">
            <text:p>http://journals.sagepub.com/home/epb</text:p>
          </table:table-cell>
          <table:table-cell table:style-name="ce409"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34"/>
          <table:covered-table-cell table:style-name="ce298"/>
          <table:covered-table-cell table:style-name="ce565"/>
          <table:covered-table-cell table:number-columns-repeated="2"/>
          <table:table-cell/>
          <table:table-cell table:style-name="ce361"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6">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0"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 ; idem 29/09/2025 [→ propose nw growth benchmark 30/09]</text:p>
          </table:table-cell>
          <table:table-cell table:number-columns-repeated="16377"/>
        </table:table-row>
        <table:table-row table:style-name="ro2">
          <table:covered-table-cell/>
          <table:table-cell table:style-name="ce378"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409"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6">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7">
          <table:covered-table-cell/>
          <table:table-cell table:style-name="ce378"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7">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7">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7">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7">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107">
          <table:covered-table-cell/>
          <table:table-cell table:style-name="ce315" office:value-type="string" calcext:value-type="string">
            <text:p>Frontiers in Built Environment</text:p>
          </table:table-cell>
          <table:table-cell table:style-name="ce565"/>
          <table:table-cell table:number-columns-repeated="2"/>
          <table:table-cell office:value-type="string" calcext:value-type="string">
            <text:p><text:a xlink:href="https://www.frontiersin.org/journals/built-environment" xlink:type="simple">https://www.frontiersin.org/journals/built-environment</text:a></text:p>
          </table:table-cell>
          <table:table-cell office:value-type="string" calcext:value-type="string">
            <text:p>Invit Guest Associate Editor mail UCL 18/12/2025 <text:a xlink:href="https://www/" xlink:type="simple">https://www</text:a>.frontiersin.org/journals/built-environment/sections/urban-science (no time)</text:p>
          </table:table-cell>
          <table:table-cell table:number-columns-repeated="16377"/>
        </table:table-row>
        <table:table-row table:style-name="ro89">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34"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 ; rec <text:s/>16/10/2025 (gmail)</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102">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39">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8">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8">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5">.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9">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4">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8">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9">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1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1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1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1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1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14" table:number-rows-repeated="1048569">
          <table:table-cell table:number-columns-repeated="1024"/>
        </table:table-row>
        <table:table-row table:style-name="ro114">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1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6">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5">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5">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6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6-02-04T13:56:52.864449018</dc:date>
    <meta:editing-duration>P336DT1H37M7S</meta:editing-duration>
    <meta:editing-cycles>2052</meta:editing-cycles>
    <meta:generator>LibreOffice/24.2.7.2$Linux_X86_64 LibreOffice_project/420$Build-2</meta:generator>
    <dc:creator>Juste Raimbault</dc:creator>
    <meta:document-statistic meta:table-count="16" meta:cell-count="3141" meta:object-count="0"/>
    <meta:user-defined meta:name=""/>
    <meta:user-defined meta:name="qrichtext">1</meta:user-defined>
  </office:meta>
</office:document-meta>
</file>